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use-window-font-color="true" fo:font-weight="normal" style:font-weight-asian="normal" style:font-weight-complex="normal"/>
    </style:style>
    <style:style style:name="P8" style:family="paragraph" style:parent-style-name="Standard">
      <style:paragraph-properties fo:text-align="start" style:justify-single-word="false"/>
      <style:text-properties style:use-window-font-color="true" style:text-underline-style="none" fo:font-weight="normal" style:font-weight-asian="normal" style:font-weight-complex="normal"/>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color="#666666" fo:font-weight="normal" style:font-weight-asian="normal" style:font-weight-complex="normal"/>
    </style:style>
    <style:style style:name="T4" style:family="text">
      <style:text-properties fo:color="#666666" fo:font-weight="bold" style:font-weight-asian="bold" style:font-weight-complex="bold"/>
    </style:style>
    <style:style style:name="T5" style:family="text">
      <style:text-properties fo:color="#ff6600" fo:font-weight="normal" style:font-weight-asian="normal" style:font-weight-complex="normal"/>
    </style:style>
    <style:style style:name="T6" style:family="text">
      <style:text-properties fo:color="#0084d1" fo:font-weight="normal" style:font-weight-asian="normal" style:font-weight-complex="normal"/>
    </style:style>
    <style:style style:name="T7" style:family="text">
      <style:text-properties fo:color="#0084d1" fo:font-weight="bold" style:font-weight-asian="bold" style:font-weight-complex="bold"/>
    </style:style>
    <style:style style:name="T8" style:family="text">
      <style:text-properties fo:color="#9966cc" fo:font-size="12pt" fo:language="en" fo:country="US" style:text-underline-style="none" fo:font-weight="bold" style:font-size-asian="12pt" style:font-weight-asian="bold" style:font-size-complex="12pt" style:font-weight-complex="bold"/>
    </style:style>
    <style:style style:name="T9" style:family="text">
      <style:text-properties fo:color="#9966cc" fo:font-size="12pt" fo:language="en" fo:country="US" style:text-underline-style="none" style:font-size-asian="12pt" style:font-size-complex="12pt"/>
    </style:style>
    <style:style style:name="T10" style:family="text">
      <style:text-properties fo:color="#9966cc" fo:font-weight="normal" style:font-weight-asian="normal" style:font-weight-complex="normal"/>
    </style:style>
    <style:style style:name="T11" style:family="text">
      <style:text-properties fo:color="#9966cc" fo:font-weight="bold" style:font-weight-asian="bold" style:font-weight-complex="bold"/>
    </style:style>
    <style:style style:name="T12" style:family="text">
      <style:text-properties fo:font-size="12pt" fo:language="en" fo:country="US" style:text-underline-style="none" style:font-size-asian="12pt" style:font-size-complex="12pt"/>
    </style:style>
    <style:style style:name="T13" style:family="text">
      <style:text-properties fo:color="#800000"/>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font-weight="bold" style:font-weight-asian="bold" style:font-weight-complex="bold"/>
    </style:style>
    <style:style style:name="T17" style:family="text">
      <style:text-properties style:use-window-font-color="tru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ept</text:p>
      <text:p text:style-name="P5"/>
      <text:p text:style-name="P1"><text:span text:style-name="T10">Alex</text:span><text:span text:style-name="T2"> </text:span><text:span text:style-name="T5">Claudia</text:span><text:span text:style-name="T2"> </text:span><text:span text:style-name="T6">Tsukune</text:span></text:p>
      <text:p text:style-name="P5"/>
      <text:p text:style-name="P5"/>
      <text:p text:style-name="P3">Day 1:</text:p>
      <text:p text:style-name="P7"><text:tab/><text:span text:style-name="T12">Alex is still working on unpacking his feelings and learning how to properly put words to them. He's independently trying to vaguely work on self-improvement, so he journals as his only real outlet. </text:span><text:span text:style-name="T1">Alex meets Claudia as she moves in to her new apartment. Having met his new neighbor, he finds something interesting about her, but he can't quite place it.</text:span></text:p>
      <text:p text:style-name="P8"><text:tab/>Alex's coworker, Tsukune, is a good friend to him both in and outside of work. Tsukune makes it a point to invite Alex to hang out. Alex isn't the type to reach out to other people for connections, so he relies on others to engage most social interactions. His lack of reaching out is part of why he lacks social connections, and he doesn't realize it. Tsukune doesn't mind being the one to always reach out and considers Alex to be a close friend. Alex is mindful to check in with Tsukune occasionally since he does care about Tsukune as a friend.</text:p>
      <text:p text:style-name="P6"><text:tab/>----</text:p>
      <text:p text:style-name="P6"/>
      <text:p text:style-name="P4">Alex Notes</text:p>
      <text:p text:style-name="P6">Lacking ability to identify emotions</text:p>
      <text:p text:style-name="P6">Doesn't reach out to people for social interactions</text:p>
      <text:p text:style-name="P6">Subconscious issues with loneliness</text:p>
      <text:p text:style-name="P4">Claudia Notes</text:p>
      <text:p text:style-name="P6"/>
      <text:p text:style-name="P6">Barista</text:p>
      <text:p text:style-name="P6">Athletic (jogger)</text:p>
      <text:p text:style-name="P6">OCD – Hygiene, closed &amp; locked doors (closes &amp; locks until it feels just right)</text:p>
      <text:p text:style-name="P4">Tsukune Notes</text:p>
      <text:p text:style-name="P6">Cigarette addiction</text:p>
      <text:p text:style-name="P6">Crocheting</text:p>
      <text:p text:style-name="P6">Allergic - Citr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Romero</meta:initial-creator>
    <meta:creation-date>2025-08-18T16:35:19.03</meta:creation-date>
    <dc:date>2025-08-19T11:00:03.71</dc:date>
    <dc:creator>Michael Romero</dc:creator>
    <meta:editing-duration>PT1H12M14S</meta:editing-duration>
    <meta:editing-cycles>5</meta:editing-cycles>
    <meta:generator>OpenOffice/4.1.15$Win32 OpenOffice.org_project/4115m2$Build-9813</meta:generator>
    <meta:document-statistic meta:table-count="0" meta:image-count="0" meta:object-count="0" meta:page-count="4" meta:paragraph-count="18" meta:word-count="217" meta:character-count="1250"/>
  </office:meta>
</office:document-meta>
</file>